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ublico" svg:font-family="Publico, Times, 'Times New Roman', serif"/>
    <style:font-face style:name="Rubik" svg:font-family="Rubik"/>
    <style:font-face style:name="Verdana" svg:font-family="Verdana, Helvetica, sans-serif"/>
    <style:font-face style:name="arial" svg:font-family="aria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line-height-at-least="0.397cm" fo:text-align="start" style:justify-single-word="false" fo:widows="1"/>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 style:family="paragraph" style:parent-style-name="Text_20_body" style:list-style-name="L1">
      <style:paragraph-properties fo:margin-left="0cm" fo:margin-right="0cm" fo:margin-top="0cm" fo:margin-bottom="0cm" style:contextual-spacing="false" fo:text-align="justify" style:justify-single-word="false" fo:text-indent="0cm" style:auto-text-indent="false" fo:padding="0cm" fo:border="none"/>
      <style:text-properties officeooo:rsid="0017d246" officeooo:paragraph-rsid="0017d246"/>
    </style:style>
    <style:style style:name="P3" style:family="paragraph" style:parent-style-name="Text_20_body" style:list-style-name="L1">
      <style:paragraph-properties fo:margin-left="0cm" fo:margin-right="0cm" fo:margin-top="0cm" fo:margin-bottom="0cm" style:contextual-spacing="false" fo:text-align="justify" style:justify-single-word="false" fo:text-indent="0cm" style:auto-text-indent="false" fo:padding="0cm" fo:border="none"/>
      <style:text-properties fo:color="#ffffff" style:text-line-through-style="none" style:text-line-through-type="none" style:font-name="Times new roman" fo:font-size="12pt" style:text-underline-style="none" officeooo:paragraph-rsid="0017d246" style:text-blinking="false" style:font-size-asian="12pt" style:font-size-complex="12pt"/>
    </style:style>
    <style:style style:name="P4"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rsid="0017d246" officeooo:paragraph-rsid="0017d246" style:font-size-asian="12pt" style:font-size-complex="12pt" fo:padding="0cm" fo:border="none"/>
    </style:style>
    <style:style style:name="P5" style:family="paragraph" style:parent-style-name="Text_20_body" style:list-style-name="L5">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paragraph-rsid="0017d246" style:font-size-asian="12pt" style:font-size-complex="12pt" fo:padding="0cm" fo:border="none"/>
    </style:style>
    <style:style style:name="P6" style:family="paragraph" style:parent-style-name="Text_20_body" style:list-style-name="L7">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paragraph-rsid="0017d246" style:font-size-asian="12pt" style:font-size-complex="12pt" fo:padding="0cm" fo:border="none"/>
    </style:style>
    <style:style style:name="P7"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paragraph-rsid="0017d246" style:font-size-asian="12pt" style:font-size-complex="12pt" fo:padding="0cm" fo:border="none"/>
    </style:style>
    <style:style style:name="P8"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paragraph-rsid="0019d0ee" style:font-size-asian="12pt" style:font-size-complex="12pt" fo:padding="0cm" fo:border="none"/>
    </style:style>
    <style:style style:name="P9"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rsid="0019d0ee" officeooo:paragraph-rsid="0019d0ee" style:font-size-asian="12pt" style:font-size-complex="12pt" fo:padding="0cm" fo:border="none"/>
    </style:style>
    <style:style style:name="P10" style:family="paragraph" style:parent-style-name="Text_20_body" style:list-style-name="L4">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officeooo:paragraph-rsid="0017d246"/>
    </style:style>
    <style:style style:name="P11" style:family="paragraph" style:parent-style-name="Text_20_body" style:list-style-name="L5">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officeooo:paragraph-rsid="0017d246"/>
    </style:style>
    <style:style style:name="P12" style:family="paragraph" style:parent-style-name="Text_20_body" style:list-style-name="L7">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officeooo:paragraph-rsid="0017d246"/>
    </style:style>
    <style:style style:name="P13" style:family="paragraph" style:parent-style-name="Text_20_body" style:list-style-name="L8">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officeooo:paragraph-rsid="0017d246"/>
    </style:style>
    <style:style style:name="P14" style:family="paragraph" style:parent-style-name="Text_20_body" style:list-style-name="L10">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officeooo:paragraph-rsid="0017d246"/>
    </style:style>
    <style:style style:name="P15" style:family="paragraph" style:parent-style-name="Text_20_body" style:list-style-name="L2">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paragraph-rsid="0017d246" style:font-size-asian="12pt" style:font-size-complex="12pt" fo:padding="0cm" fo:border="none"/>
    </style:style>
    <style:style style:name="P16"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style:font-name="Times new roman" fo:font-size="12pt" fo:letter-spacing="normal" officeooo:rsid="0017d246" officeooo:paragraph-rsid="0017d246" style:font-size-asian="12pt" style:font-size-complex="12pt" fo:padding="0cm" fo:border="none"/>
    </style:style>
    <style:style style:name="P17" style:family="paragraph" style:parent-style-name="Text_20_body">
      <style:paragraph-properties fo:margin-left="0cm" fo:margin-right="0cm" fo:margin-top="0cm" fo:margin-bottom="0cm" style:contextual-spacing="false" fo:text-align="justify" style:justify-single-word="false" fo:text-indent="0cm" style:auto-text-indent="false" fo:padding="0cm" fo:border="none"/>
      <style:text-properties style:font-name="Times new roman" fo:font-size="12pt" officeooo:rsid="0017d246" officeooo:paragraph-rsid="0017d246" style:font-size-asian="12pt" style:font-size-complex="12pt"/>
    </style:style>
    <style:style style:name="P18" style:family="paragraph" style:parent-style-name="Text_20_body" style:list-style-name="L11">
      <style:paragraph-properties fo:margin-left="0cm" fo:margin-right="0cm" fo:margin-top="0cm" fo:margin-bottom="0cm" style:contextual-spacing="false" fo:widows="1" fo:text-indent="0cm" style:auto-text-indent="false" fo:padding="0cm" fo:border="none"/>
    </style:style>
    <style:style style:name="P19" style:family="paragraph" style:parent-style-name="Text_20_body" style:list-style-name="L12">
      <style:paragraph-properties fo:margin-left="0cm" fo:margin-right="0cm" fo:margin-top="0cm" fo:margin-bottom="0cm" style:contextual-spacing="false" fo:widows="1" fo:text-indent="0cm" style:auto-text-indent="false" fo:padding="0cm" fo:border="none"/>
    </style:style>
    <style:style style:name="P20" style:family="paragraph" style:parent-style-name="Text_20_body">
      <style:paragraph-properties fo:margin-left="0cm" fo:margin-right="0cm" fo:margin-top="0cm" fo:margin-bottom="0cm" style:contextual-spacing="false" style:line-height-at-least="0.714cm" fo:text-align="justify" style:justify-single-word="false" fo:text-indent="0cm" style:auto-text-indent="false" fo:padding="0cm" fo:border="none"/>
      <style:text-properties fo:color="#000000" style:font-name="Times new roman" fo:font-size="12pt" fo:letter-spacing="normal" style:text-underline-style="none" officeooo:rsid="0019d0ee" officeooo:paragraph-rsid="0019d0ee" style:font-size-asian="12pt" style:font-size-complex="12pt" fo:padding="0cm" fo:border="none"/>
    </style:style>
    <style:style style:name="P21" style:family="paragraph" style:parent-style-name="Text_20_body">
      <style:paragraph-properties fo:margin-left="0cm" fo:margin-right="0cm" style:line-height-at-least="0.397cm" fo:text-align="start" style:justify-single-word="false" fo:widows="1"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2" style:family="paragraph" style:parent-style-name="Text_20_body">
      <style:paragraph-properties fo:margin-top="0cm" fo:margin-bottom="0cm" style:contextual-spacing="false" style:line-height-at-least="0.714cm" fo:text-align="justify" style:justify-single-word="false" fo:padding="0cm" fo:border="none"/>
      <style:text-properties style:font-name="Times  new roman" fo:font-size="12pt" fo:letter-spacing="normal" officeooo:paragraph-rsid="0017d246" style:font-size-asian="12pt" style:font-size-complex="12pt" fo:padding="0cm" fo:border="none"/>
    </style:style>
    <style:style style:name="P23" style:family="paragraph" style:parent-style-name="Text_20_body">
      <style:paragraph-properties fo:margin-top="0cm" fo:margin-bottom="0cm" style:contextual-spacing="false" style:line-height-at-least="0.714cm" fo:text-align="justify" style:justify-single-word="false" fo:padding="0cm" fo:border="none"/>
      <style:text-properties style:font-name="Times  new roman" fo:font-size="12pt" officeooo:paragraph-rsid="0017d246" style:font-size-asian="12pt" style:font-size-complex="12pt" fo:padding="0cm" fo:border="none"/>
    </style:style>
    <style:style style:name="P24" style:family="paragraph" style:parent-style-name="Text_20_body">
      <style:paragraph-properties fo:margin-top="0cm" fo:margin-bottom="0cm" style:contextual-spacing="false" style:line-height-at-least="0.714cm" fo:text-align="justify" style:justify-single-word="false" fo:padding="0cm" fo:border="none"/>
      <style:text-properties officeooo:paragraph-rsid="0017d246"/>
    </style:style>
    <style:style style:name="P25" style:family="paragraph" style:parent-style-name="Text_20_body">
      <style:paragraph-properties fo:margin-top="0cm" fo:margin-bottom="0cm" style:contextual-spacing="false" style:line-height-at-least="0.714cm" fo:text-align="justify" style:justify-single-word="false" fo:padding="0cm" fo:border="none"/>
      <style:text-properties style:font-name="Times new roman" fo:font-size="12pt" fo:letter-spacing="normal" officeooo:paragraph-rsid="0017d246" style:font-name-asian="Rubik" style:font-size-asian="12pt" style:font-name-complex="Rubik" style:font-size-complex="12pt" fo:padding="0cm" fo:border="none"/>
    </style:style>
    <style:style style:name="P26" style:family="paragraph" style:parent-style-name="Text_20_body">
      <style:paragraph-properties fo:margin-top="0cm" fo:margin-bottom="0cm" style:contextual-spacing="false" style:line-height-at-least="0.714cm" fo:text-align="justify" style:justify-single-word="false" fo:padding="0cm" fo:border="none"/>
      <style:text-properties style:font-name="Times new roman" fo:font-size="12pt" fo:letter-spacing="normal" officeooo:paragraph-rsid="0017d246" style:font-size-asian="12pt" style:font-size-complex="12pt" fo:padding="0cm" fo:border="none"/>
    </style:style>
    <style:style style:name="P27" style:family="paragraph" style:parent-style-name="Text_20_body">
      <style:paragraph-properties fo:margin-top="0cm" fo:margin-bottom="0cm" style:contextual-spacing="false" style:line-height-at-least="0.714cm" fo:text-align="justify" style:justify-single-word="false" fo:padding="0cm" fo:border="none"/>
      <style:text-properties style:font-name="Times new roman" fo:font-size="12pt" officeooo:paragraph-rsid="0017d246" style:font-size-asian="12pt" style:font-size-complex="12pt"/>
    </style:style>
    <style:style style:name="P28" style:family="paragraph" style:parent-style-name="Text_20_body" style:list-style-name="L11">
      <style:paragraph-properties fo:margin-top="0cm" fo:margin-bottom="0cm" style:contextual-spacing="false" fo:widows="1" fo:padding="0cm" fo:border="none"/>
    </style:style>
    <style:style style:name="P29" style:family="paragraph" style:parent-style-name="Text_20_body" style:list-style-name="L12">
      <style:paragraph-properties fo:margin-top="0cm" fo:margin-bottom="0cm" style:contextual-spacing="false" fo:widows="1" fo:padding="0cm" fo:border="none"/>
    </style:style>
    <style:style style:name="P30" style:family="paragraph" style:parent-style-name="Heading_20_1">
      <style:paragraph-properties fo:margin-left="0cm" fo:margin-right="0cm" fo:margin-top="0cm" fo:margin-bottom="0cm" style:contextual-spacing="false" fo:line-height="105%" fo:text-align="justify" style:justify-single-word="false" fo:text-indent="0cm" style:auto-text-indent="false" fo:padding="0cm" fo:border="none"/>
      <style:text-properties style:font-name="Times new roman" fo:font-size="14pt" fo:font-weight="bold" officeooo:paragraph-rsid="0017d246" style:font-size-asian="14pt" style:font-weight-asian="bold" style:font-size-complex="14pt" style:font-weight-complex="bold"/>
    </style:style>
    <style:style style:name="P31" style:family="paragraph" style:parent-style-name="Heading_20_3">
      <style:paragraph-properties fo:margin-left="0cm" fo:margin-right="0cm" fo:margin-top="0cm" fo:margin-bottom="0cm" style:contextual-spacing="false" fo:line-height="130%" fo:text-align="justify" style:justify-single-word="false" fo:text-indent="0cm" style:auto-text-indent="false" fo:padding="0cm" fo:border="none"/>
      <style:text-properties fo:color="#222222" style:font-name="Times  new roman" fo:font-size="12pt" fo:letter-spacing="normal" fo:font-weight="normal" officeooo:paragraph-rsid="0017d246" style:font-size-asian="12pt" style:font-size-complex="12pt" fo:padding="0cm" fo:border="none"/>
    </style:style>
    <style:style style:name="P32" style:family="paragraph" style:parent-style-name="Heading_20_3">
      <style:paragraph-properties fo:margin-left="0cm" fo:margin-right="0cm" fo:margin-top="0cm" fo:margin-bottom="0cm" style:contextual-spacing="false" fo:line-height="130%" fo:text-align="justify" style:justify-single-word="false" fo:text-indent="0cm" style:auto-text-indent="false" fo:padding="0cm" fo:border="none"/>
      <style:text-properties fo:color="#222222" style:font-name="Times  new roman" fo:font-size="12pt" fo:letter-spacing="normal" fo:font-weight="bold" officeooo:paragraph-rsid="0017d246" style:font-size-asian="12pt" style:font-weight-asian="bold" style:font-size-complex="12pt" style:font-weight-complex="bold" fo:padding="0cm" fo:border="none"/>
    </style:style>
    <style:style style:name="P33" style:family="paragraph" style:parent-style-name="Heading_20_3">
      <style:paragraph-properties fo:margin-left="0cm" fo:margin-right="0cm" fo:margin-top="0cm" fo:margin-bottom="0cm" style:contextual-spacing="false" fo:line-height="130%" fo:text-align="justify" style:justify-single-word="false" fo:text-indent="0cm" style:auto-text-indent="false" fo:padding="0cm" fo:border="none"/>
      <style:text-properties fo:color="#222222" style:font-name="Times new roman" fo:font-size="12pt" fo:letter-spacing="normal" fo:font-weight="normal" officeooo:paragraph-rsid="0017d246" style:font-size-asian="12pt" style:font-size-complex="12pt" fo:padding="0cm" fo:border="none"/>
    </style:style>
    <style:style style:name="P34" style:family="paragraph" style:parent-style-name="Heading_20_3">
      <style:paragraph-properties fo:margin-left="0cm" fo:margin-right="0cm" fo:margin-top="0cm" fo:margin-bottom="0cm" style:contextual-spacing="false" fo:line-height="130%" fo:text-align="justify" style:justify-single-word="false" fo:text-indent="0cm" style:auto-text-indent="false" fo:padding="0cm" fo:border="none"/>
      <style:text-properties fo:color="#222222" style:font-name="Times new roman" fo:font-size="12pt" fo:letter-spacing="normal" fo:font-weight="bold" officeooo:paragraph-rsid="0017d246" style:font-size-asian="12pt" style:font-weight-asian="bold" style:font-size-complex="12pt" style:font-weight-complex="bold" fo:padding="0cm" fo:border="none"/>
    </style:style>
    <style:style style:name="T1" style:family="text">
      <style:text-properties style:font-name="Rubik" fo:letter-spacing="normal" fo:padding="0cm" fo:border="none"/>
    </style:style>
    <style:style style:name="T2" style:family="text">
      <style:text-properties fo:color="#0783ab" style:text-line-through-style="none" style:text-line-through-type="none" style:font-name="Rubik" fo:letter-spacing="normal" style:text-underline-style="none" style:text-blinking="false" fo:padding="0cm" fo:border="none"/>
    </style:style>
    <style:style style:name="T3" style:family="text">
      <style:text-properties fo:color="#0783ab" style:text-line-through-style="none" style:text-line-through-type="none" style:font-name="Times  new roman" fo:font-size="12pt" fo:letter-spacing="normal" style:text-underline-style="none" style:text-blinking="false" style:font-size-asian="12pt" style:font-size-complex="12pt" fo:padding="0cm" fo:border="none"/>
    </style:style>
    <style:style style:name="T4" style:family="text">
      <style:text-properties fo:color="#0783ab" style:text-line-through-style="none" style:text-line-through-type="none" style:font-name="Times  new roman" fo:font-size="12pt" fo:letter-spacing="normal" style:text-underline-style="none" style:text-blinking="false" style:font-name-asian="Rubik" style:font-size-asian="12pt" style:font-name-complex="Rubik" style:font-size-complex="12pt" fo:padding="0cm" fo:border="none"/>
    </style:style>
    <style:style style:name="T5" style:family="text">
      <style:text-properties fo:color="#0783ab" style:text-line-through-style="none" style:text-line-through-type="none" fo:letter-spacing="normal" style:text-underline-style="none" style:text-blinking="false" fo:padding="0cm" fo:border="none"/>
    </style:style>
    <style:style style:name="T6" style:family="text">
      <style:text-properties fo:color="#0783ab" style:text-line-through-style="none" style:text-line-through-type="none" fo:font-size="12pt" fo:letter-spacing="normal" style:text-underline-style="none" style:text-blinking="false" style:font-size-asian="12pt" style:font-size-complex="12pt" fo:padding="0cm" fo:border="none"/>
    </style:style>
    <style:style style:name="T7" style:family="text">
      <style:text-properties fo:color="#0783ab" style:text-line-through-style="none" style:text-line-through-type="none" style:font-name="Times new roman" fo:letter-spacing="normal" style:text-underline-style="none" style:text-blinking="false" fo:padding="0cm" fo:border="none"/>
    </style:style>
    <style:style style:name="T8" style:family="text">
      <style:text-properties fo:color="#0783ab" style:text-line-through-style="none" style:text-line-through-type="none" style:font-name="Times new roman" fo:font-size="12pt" fo:letter-spacing="normal" style:text-underline-style="none" style:text-blinking="false" style:font-size-asian="12pt" style:font-size-complex="12pt" fo:padding="0cm" fo:border="none"/>
    </style:style>
    <style:style style:name="T9" style:family="text">
      <style:text-properties fo:color="#0783ab" style:text-line-through-style="none" style:text-line-through-type="none" style:text-underline-style="none" style:text-blinking="false"/>
    </style:style>
    <style:style style:name="T10" style:family="text">
      <style:text-properties fo:color="#222222" style:font-name="Publico" fo:letter-spacing="normal" fo:font-weight="normal"/>
    </style:style>
    <style:style style:name="T11" style:family="text">
      <style:text-properties fo:color="#222222" fo:letter-spacing="normal"/>
    </style:style>
    <style:style style:name="T12" style:family="text">
      <style:text-properties fo:color="#222222" fo:letter-spacing="normal" fo:font-weight="normal"/>
    </style:style>
    <style:style style:name="T13" style:family="text">
      <style:text-properties fo:color="#222222" fo:font-weight="bold" style:font-weight-asian="bold" style:font-weight-complex="bold"/>
    </style:style>
    <style:style style:name="T14" style:family="text">
      <style:text-properties style:font-name="Times  new roman" fo:font-size="12pt" fo:letter-spacing="normal" style:font-size-asian="12pt" style:font-size-complex="12pt" fo:padding="0cm" fo:border="none"/>
    </style:style>
    <style:style style:name="T15" style:family="text">
      <style:text-properties style:font-name="Times  new roman" fo:font-size="12pt" fo:letter-spacing="normal" style:font-name-asian="Rubik" style:font-size-asian="12pt" style:font-name-complex="Rubik" style:font-size-complex="12pt" fo:padding="0cm" fo:border="none"/>
    </style:style>
    <style:style style:name="T16" style:family="text">
      <style:text-properties fo:letter-spacing="normal"/>
    </style:style>
    <style:style style:name="T17" style:family="text">
      <style:text-properties fo:letter-spacing="normal" fo:padding="0cm" fo:border="none"/>
    </style:style>
    <style:style style:name="T18" style:family="text">
      <style:text-properties fo:letter-spacing="normal" style:font-name-asian="Rubik" style:font-name-complex="Rubik"/>
    </style:style>
    <style:style style:name="T19" style:family="text">
      <style:text-properties fo:font-size="12pt" fo:letter-spacing="normal" style:font-size-asian="12pt" style:font-size-complex="12pt" fo:padding="0cm" fo:border="none"/>
    </style:style>
    <style:style style:name="T20" style:family="text">
      <style:text-properties style:font-name="Times new roman" fo:letter-spacing="normal" fo:padding="0cm" fo:border="none"/>
    </style:style>
    <style:style style:name="T21" style:family="text">
      <style:text-properties style:font-name="Times new roman" fo:font-size="12pt" fo:letter-spacing="normal" style:font-size-asian="12pt" style:font-size-complex="12pt" fo:padding="0cm" fo:border="none"/>
    </style:style>
    <style:style style:name="T22" style:family="text">
      <style:text-properties officeooo:rsid="0019d0ee"/>
    </style:style>
    <style:style style:name="T23" style:family="text">
      <style:text-properties fo:font-weight="bold" style:font-weight-asian="bold" style:font-weight-complex="bold"/>
    </style:style>
    <style:style style:name="T24" style:family="text">
      <style:text-properties fo:font-weight="bold" officeooo:rsid="0019d0ee" style:font-weight-asian="bold" style:font-weight-complex="bold"/>
    </style:style>
    <style:style style:name="T25" style:family="text">
      <style:text-properties fo:font-variant="normal" fo:text-transform="none" fo:color="#000000" style:font-name="Verdana" fo:font-size="9pt" fo:letter-spacing="normal" fo:font-style="normal" fo:font-weight="normal"/>
    </style:style>
    <style:style style:name="T26" style:family="text">
      <style:text-properties fo:font-variant="normal" fo:text-transform="none" fo:color="#000000" style:font-name="Verdana" fo:font-size="9pt" fo:letter-spacing="normal" fo:font-style="normal" style:text-underline-style="solid" style:text-underline-width="auto" style:text-underline-color="font-color" fo:font-weight="normal"/>
    </style:style>
    <style:style style:name="T27" style:family="text">
      <style:text-properties fo:font-variant="normal" fo:text-transform="none" fo:color="#000000" style:font-name="Verdana" fo:font-size="9pt" fo:letter-spacing="normal" fo:font-style="normal" style:text-underline-style="none" fo:font-weight="normal"/>
    </style:style>
    <style:style style:name="T28" style:family="text">
      <style:text-properties fo:font-variant="normal" fo:text-transform="none" fo:color="#000000" fo:font-size="9pt" fo:letter-spacing="normal" fo:font-style="normal" style:text-underline-style="none" fo:font-weight="normal"/>
    </style:style>
    <style:style style:name="T29" style:family="text">
      <style:text-properties fo:font-variant="normal" fo:text-transform="none" fo:color="#000000" style:font-name="Times new roman" fo:font-size="9pt" fo:letter-spacing="normal" fo:font-style="normal" style:text-underline-style="none" fo:font-weight="normal"/>
    </style:style>
    <style:style style:name="T30" style:family="text">
      <style:text-properties fo:font-variant="normal" fo:text-transform="none" fo:color="#000000" style:font-name="Times new roman" fo:letter-spacing="normal" fo:font-style="normal" style:text-underline-style="none" fo:font-weight="normal"/>
    </style:style>
    <style:style style:name="T3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2" style:family="text">
      <style:text-properties fo:font-variant="normal" fo:text-transform="none" fo:color="#009999" style:font-name="Verdana" fo:font-size="9pt" fo:letter-spacing="normal" fo:font-style="normal" fo:font-weight="normal"/>
    </style:style>
    <style:style style:name="T33" style:family="text">
      <style:text-properties fo:font-variant="normal" fo:text-transform="none" fo:color="#009999" style:font-name="Verdana" fo:font-size="9pt" fo:letter-spacing="normal" fo:font-style="normal" style:text-underline-style="solid" style:text-underline-width="auto" style:text-underline-color="font-color" fo:font-weight="normal"/>
    </style:style>
    <style:style style:name="T34" style:family="text">
      <style:text-properties fo:font-variant="normal" fo:text-transform="none" fo:color="#009999" style:font-name="Verdana" fo:font-size="9pt" fo:letter-spacing="normal" fo:font-style="normal" style:text-underline-style="none" fo:font-weight="normal"/>
    </style:style>
    <style:style style:name="T35" style:family="text">
      <style:text-properties fo:font-variant="normal" fo:text-transform="none" style:font-name="Verdana" fo:font-size="9pt" fo:letter-spacing="normal" fo:font-style="normal" style:text-underline-style="none" fo:font-weight="normal"/>
    </style:style>
    <style:style style:name="fr1" style:family="graphic" style:parent-style-name="OLE">
      <style:graphic-properties fo:margin-left="0cm" fo:margin-right="0cm" fo:margin-top="0cm" fo:margin-bottom="0cm" style:wrap="run-through" style:number-wrapped-paragraphs="no-limit" style:vertical-pos="top" style:vertical-rel="char" style:horizontal-pos="from-left" style:horizontal-rel="page" fo:padding="0cm" fo:border="no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is-list-header="true"><draw:frame draw:style-name="fr1" draw:name="Object2" text:anchor-type="char" svg:x="0cm" svg:width="0.009cm" svg:height="29.7cm" draw:z-index="0"><draw:floating-frame xlink:href="about:blank" xlink:type="simple" xlink:show="embed" xlink:actuate="onLoad"/><svg:desc>OLE-object</svg:desc></draw:frame><text:span text:style-name="T11">Open-Source Software</text:span></text:h>
      <text:list xml:id="list3753822394405601509" text:style-name="L1">
        <text:list-item>
          <text:p text:style-name="P3"><text:bookmark text:name="article-subheading_1-0"/><text:bookmark text:name="social-share_1-0"/>SharePin</text:p>
        </text:list-item>
        <text:list-item>
          <text:p text:style-name="P2"><text:span text:style-name="T21">Open-source software (OSS) is computer software distributed with its source code available for modification. The software usually includes a license for programmers to change the software in any way they choose. They can fix bugs, improve functions, or adapt the software to suit their own needs. </text:span><text:a xlink:type="simple" xlink:href="https://opensource.org/" office:target-frame-name="_blank" xlink:show="new"><text:span text:style-name="T8">The Open Source Initiative</text:span></text:a><text:span text:style-name="T21"> (OSI) is a leading authority on OSS; their definition of open-source software complies with rules under 10 criteria.</text:span></text:p>
        </text:list-item>
      </text:list>
      <text:p text:style-name="P17"/>
      <text:p text:style-name="P25">These include:</text:p>
      <text:list xml:id="list5911396495768957669" text:style-name="L2">
        <text:list-item>
          <text:p text:style-name="P15">Software redistribution</text:p>
        </text:list-item>
        <text:list-item>
          <text:p text:style-name="P15">Source code availability</text:p>
        </text:list-item>
        <text:list-item>
          <text:p text:style-name="P15">Distribution of licenses</text:p>
        </text:list-item>
        <text:list-item>
          <text:p text:style-name="P15">License properties</text:p>
        </text:list-item>
        <text:list-item>
          <text:p text:style-name="P15">Anti-discrimination</text:p>
        </text:list-item>
      </text:list>
      <text:h text:style-name="P33" text:outline-level="3" text:is-list-header="true"/>
      <text:h text:style-name="P33" text:outline-level="3">Licenses</text:h>
      <text:p text:style-name="P24"><text:span text:style-name="T21">Different licenses allow programmers to modify the software with various conditions attached. The OSI approves licenses that comply with their definition of open-source software. 5 of the most popular licenses according to the </text:span><text:a xlink:type="simple" xlink:href="https://www.blackducksoftware.com/technology/knowledgebase" office:target-frame-name="_blank" xlink:show="new"><text:span text:style-name="T8">Black Duck Knowledgebase</text:span></text:a><text:span text:style-name="T21"> are:</text:span></text:p>
      <text:list xml:id="list9045492495119851177" text:style-name="L4">
        <text:list-item>
          <text:p text:style-name="P10"><text:a xlink:type="simple" xlink:href="https://opensource.org/licenses/mit-license.php" office:target-frame-name="_blank" xlink:show="new"><text:span text:style-name="T8">MIT License</text:span></text:a></text:p>
        </text:list-item>
        <text:list-item>
          <text:p text:style-name="P10"><text:a xlink:type="simple" xlink:href="http://www.gnu.org/licenses/gpl-2.0.html" office:target-frame-name="_blank" xlink:show="new"><text:span text:style-name="T8">GNU General Public License (GPL) 2.0</text:span></text:a></text:p>
        </text:list-item>
        <text:list-item>
          <text:p text:style-name="P10"><text:a xlink:type="simple" xlink:href="http://www.apache.org/licenses/LICENSE-2.0" office:target-frame-name="_blank" xlink:show="new"><text:span text:style-name="T8">Apache License 2.0</text:span></text:a></text:p>
        </text:list-item>
        <text:list-item>
          <text:p text:style-name="P10"><text:a xlink:type="simple" xlink:href="http://www.gnu.org/licenses/gpl-3.0.html" office:target-frame-name="_blank" xlink:show="new"><text:span text:style-name="T8">GNU General Public License (GPL) 3.0</text:span></text:a></text:p>
        </text:list-item>
        <text:list-item>
          <text:p text:style-name="P10"><text:a xlink:type="simple" xlink:href="https://opensource.org/licenses/BSD-3-Clause" office:target-frame-name="_blank" xlink:show="new"><text:span text:style-name="T8">BSD License 2.0 (3-clause, New or Revised)</text:span></text:a></text:p>
          <text:p text:style-name="P10"><text:span text:style-name="T8"/></text:p>
        </text:list-item>
      </text:list>
      <text:p text:style-name="P26">When chang<text:span text:style-name="T22">ing</text:span> the source code, one requirement of OSS is the inclusion of what you changed as well as your methods. The software created after code modifications may or may not be made available for free.</text:p>
      <text:p text:style-name="P26"/>
      <text:h text:style-name="P34" text:outline-level="3">The Difference Between Open-Source and Commercial Software</text:h>
      <text:p text:style-name="P27"><text:span text:style-name="T17">Commercially available software, or proprietary software, doesn’t give access to its source code because the software is someone else's intellectual property.</text:span></text:p>
      <text:p text:style-name="P26">As a result, users often pay for it.</text:p>
      <text:p text:style-name="P16">OSS, on the other hand, is a collaborative effort -- the software is shared intellectual property among all who have helped develop or alter it.</text:p>
      <text:h text:style-name="P31" text:outline-level="3"><text:soft-page-break/></text:h>
      <text:h text:style-name="P32" text:outline-level="3">Open-Source Software Vs. Free Software</text:h>
      <text:p text:style-name="P23"><text:span text:style-name="T16">Contrary to popular belief, neither focuses on the cost, or lack thereof, of the programs.</text:span></text:p>
      <text:p text:style-name="P24"><text:span text:style-name="T15">Open Source entails the free availability of source code and distribution. Free software, in like manner, includes code modification but emphasizes the freedoms users enjoy to do what they like with the software. The</text:span><text:a xlink:type="simple" xlink:href="http://www.gnu.org/philosophy/free-sw.html" office:target-frame-name="_blank" xlink:show="new"><text:span text:style-name="T4"> Free Software Foundation</text:span></text:a><text:span text:style-name="T15"> outlines 4 conditions for software to be considered completely free.</text:span></text:p>
      <text:p text:style-name="P22">In addition, software can be classified as freeware. This means users download the software at no cost, but they cannot make any changes to its source code.</text:p>
      <text:h text:style-name="P31" text:outline-level="3">Advantages of Open-Source Software</text:h>
      <text:p text:style-name="P22">While cost is a driving factor, OSS has several additional benefits:</text:p>
      <text:list xml:id="list760406632341259573" text:style-name="L5">
        <text:list-item>
          <text:p text:style-name="P5">High-quality results when the source code is passed around, tested and fixed.</text:p>
        </text:list-item>
        <text:list-item>
          <text:p text:style-name="P11"><text:span text:style-name="T14">It is a valuable </text:span><text:a xlink:type="simple" xlink:href="https://www.thebalance.com/best-places-to-learn-to-code-for-free-2071392"><text:span text:style-name="T3">learning opportunity for programmers</text:span></text:a><text:span text:style-name="T14">. They can learn and apply skills to the most popular programs available today.</text:span></text:p>
        </text:list-item>
        <text:list-item>
          <text:p text:style-name="P5">Many consider open-source software more secure than proprietary software because bugs are identified and fixed quickly.</text:p>
        </text:list-item>
        <text:list-item>
          <text:p text:style-name="P5">Since open-source software is in the public domain, there is little chance it can become unavailable. This is important for long-term projects that rely on these tools for the duration of the project.</text:p>
        </text:list-item>
        <text:list-item>
          <text:p text:style-name="P5">Most of the software is free. Costs may arise later, however, such as subscriptions or support fees.</text:p>
          <text:p text:style-name="P5"/>
        </text:list-item>
      </text:list>
      <text:h text:style-name="P32" text:outline-level="3" text:is-list-header="true">Popular Types of Open-Source Software</text:h>
      <text:p text:style-name="P23"><text:span text:style-name="T16">Open-source technologies helped establish much of the internet.</text:span></text:p>
      <text:p text:style-name="P23"><text:span text:style-name="T18">Furthermore, many of the programs you and I use every day are based on open-source technologies. For example, Android OS and Apple’s OS X are based on the kernel and Unix/BSD open-source technologies, respectively.</text:span></text:p>
      <text:p text:style-name="P22">Other popular open-source software is:</text:p>
      <text:p text:style-name="P22"/>
      <text:list xml:id="list182790041592394241" text:style-name="L7">
        <text:list-item>
          <text:p text:style-name="P12"><text:span text:style-name="T14">Mozilla's Firefox </text:span><text:a xlink:type="simple" xlink:href="https://www.thebalance.com/what-is-internet-browser-892819"><text:span text:style-name="T3">web browser</text:span></text:a></text:p>
        </text:list-item>
        <text:list-item>
          <text:p text:style-name="P6">Thunderbird email client</text:p>
        </text:list-item>
        <text:list-item>
          <text:p text:style-name="P12"><text:a xlink:type="simple" xlink:href="https://www.thebalance.com/websites-for-learning-php-2071891"><text:span text:style-name="T3">PHP</text:span></text:a><text:span text:style-name="T14"> scripting language</text:span></text:p>
        </text:list-item>
        <text:list-item>
          <text:p text:style-name="P12"><text:span text:style-name="T14">Python </text:span><text:a xlink:type="simple" xlink:href="https://www.thebalance.com/high-paying-programming-languages-2071890"><text:span text:style-name="T3">programming language</text:span></text:a></text:p>
        </text:list-item>
        <text:list-item>
          <text:p text:style-name="P6">Apache HTTP web server</text:p>
        </text:list-item>
        <text:list-item>
          <text:p text:style-name="P6">database system</text:p>
        </text:list-item>
      </text:list>
      <text:p text:style-name="P7"/>
      <text:p text:style-name="P8"><text:soft-page-break/><text:span text:style-name="T24">Open Source Software Examples</text:span></text:p>
      <text:p text:style-name="P9"><text:span text:style-name="T23">APACHE HADOOP</text:span></text:p>
      <text:p text:style-name="P21">The Apache™ Hadoop® project develops open-source software for reliable, scalable, distributed computing.</text:p>
      <text:p text:style-name="P1">The Apache Hadoop software library is a framework that allows for the distributed processing of large data sets across clusters of computers using simple programming models. It is designed to scale up from single servers to thousands of machines, each offering local computation and storage. Rather than rely on hardware to deliver high-availability, the library itself is designed to detect and handle failures at the application layer, so delivering a highly-available service on top of a cluster of computers, each of which may be prone to failures.</text:p>
      <text:p text:style-name="P1">The project includes these modules:</text:p>
      <text:list xml:id="list2186957121019312463" text:style-name="L11">
        <text:list-item>
          <text:p text:style-name="P18"><text:span text:style-name="Strong_20_Emphasis"><text:span text:style-name="T31">Hadoop Common</text:span></text:span><text:span text:style-name="T31">: The common utilities that support the other Hadoop modules.</text:span></text:p>
        </text:list-item>
        <text:list-item>
          <text:p text:style-name="P28"><text:span text:style-name="Strong_20_Emphasis"><text:span text:style-name="T31">Hadoop Distributed File System (HDFS™)</text:span></text:span><text:span text:style-name="T31">: A distributed file system that provides high-throughput access to application data.</text:span></text:p>
        </text:list-item>
        <text:list-item>
          <text:p text:style-name="P28"><text:span text:style-name="Strong_20_Emphasis"><text:span text:style-name="T31">Hadoop YARN</text:span></text:span><text:span text:style-name="T31">: A framework for job scheduling and cluster resource management.</text:span></text:p>
        </text:list-item>
        <text:list-item>
          <text:p text:style-name="P28"><text:span text:style-name="Strong_20_Emphasis"><text:span text:style-name="T31">Hadoop MapReduce</text:span></text:span><text:span text:style-name="T31">: A YARN-based system for parallel processing of large data sets.</text:span></text:p>
        </text:list-item>
      </text:list>
      <text:p text:style-name="P1">Other Hadoop-related projects at Apache include:</text:p>
      <text:list xml:id="list781340668958737330" text:style-name="L12">
        <text:list-item>
          <text:p text:style-name="P19"><text:a xlink:type="simple" xlink:href="http://incubator.apache.org/ambari/"><text:span text:style-name="Strong_20_Emphasis"><text:span text:style-name="T31">Ambari™</text:span></text:span></text:a><text:span text:style-name="T31">: A web-based tool for provisioning, managing, and monitoring Apache Hadoop clusters which includes support for Hadoop HDFS, Hadoop MapReduce, Hive, HCatalog, HBase, ZooKeeper, Oozie, Pig and Sqoop. Ambari also provides a dashboard for viewing cluster health such as heatmaps and ability to view MapReduce, Pig and Hive applications visually alongwith features to diagnose their performance characteristics in a user-friendly manner.</text:span></text:p>
        </text:list-item>
        <text:list-item>
          <text:p text:style-name="P29"><text:a xlink:type="simple" xlink:href="http://avro.apache.org/"><text:span text:style-name="Strong_20_Emphasis"><text:span text:style-name="T31">Avro™</text:span></text:span></text:a><text:span text:style-name="T31">: A data serialization system.</text:span></text:p>
        </text:list-item>
        <text:list-item>
          <text:p text:style-name="P29"><text:a xlink:type="simple" xlink:href="http://cassandra.apache.org/"><text:span text:style-name="Strong_20_Emphasis"><text:span text:style-name="T31">Cassandra™</text:span></text:span></text:a><text:span text:style-name="T31">: A scalable multi-master database with no single points of failure.</text:span></text:p>
        </text:list-item>
        <text:list-item>
          <text:p text:style-name="P29"><text:a xlink:type="simple" xlink:href="http://incubator.apache.org/chukwa/"><text:span text:style-name="Strong_20_Emphasis"><text:span text:style-name="T31">Chukwa™</text:span></text:span></text:a><text:span text:style-name="T31">: A data collection system for managing large distributed systems.</text:span></text:p>
        </text:list-item>
        <text:list-item>
          <text:p text:style-name="P29"><text:a xlink:type="simple" xlink:href="http://hbase.apache.org/"><text:span text:style-name="Strong_20_Emphasis"><text:span text:style-name="T31">HBase™</text:span></text:span></text:a><text:span text:style-name="T31">: A scalable, distributed database that supports structured data storage for large tables.</text:span></text:p>
        </text:list-item>
        <text:list-item>
          <text:p text:style-name="P29"><text:a xlink:type="simple" xlink:href="http://hive.apache.org/"><text:span text:style-name="Strong_20_Emphasis"><text:span text:style-name="T31">Hive™</text:span></text:span></text:a><text:span text:style-name="T31">: A data warehouse infrastructure that provides data summarization and ad hoc querying.</text:span></text:p>
        </text:list-item>
        <text:list-item>
          <text:p text:style-name="P29"><text:a xlink:type="simple" xlink:href="http://mahout.apache.org/"><text:span text:style-name="Strong_20_Emphasis"><text:span text:style-name="T31">Mahout™</text:span></text:span></text:a><text:span text:style-name="T31">: A Scalable machine learning and data mining library.</text:span></text:p>
        </text:list-item>
        <text:list-item>
          <text:p text:style-name="P29"><text:a xlink:type="simple" xlink:href="http://pig.apache.org/"><text:span text:style-name="Strong_20_Emphasis"><text:span text:style-name="T31">Pig™</text:span></text:span></text:a><text:span text:style-name="T31">: A high-level data-flow language and execution framework for parallel computation.</text:span></text:p>
        </text:list-item>
        <text:list-item>
          <text:p text:style-name="P29"><text:a xlink:type="simple" xlink:href="http://spark.incubator.apache.org/"><text:span text:style-name="Strong_20_Emphasis"><text:span text:style-name="T31">Spark™</text:span></text:span></text:a><text:span text:style-name="T31">: A fast and general compute engine for Hadoop data. Spark provides a simple and expressive programming model that supports a wide range of applications, including ETL, machine learning, stream processing, and graph computation.</text:span></text:p>
        </text:list-item>
        <text:list-item>
          <text:p text:style-name="P29"><text:a xlink:type="simple" xlink:href="http://tez.incubator.apache.org/"><text:span text:style-name="Strong_20_Emphasis"><text:span text:style-name="T31">Tez™</text:span></text:span></text:a><text:span text:style-name="T31">: A generalized data-flow programming framework, built on Hadoop YARN, which provides a powerful and flexible engine to execute an arbitrary DAG of tasks to process data for both batch and interactive use-cases. Tez is being adopted by Hive™, Pig™ and other frameworks in the Hadoop ecosystem, and also by other commercial software (e.g. ETL tools), to replace Hadoop™ MapReduce as the underlying execution engine.</text:span></text:p>
        </text:list-item>
        <text:list-item>
          <text:p text:style-name="P29"><text:a xlink:type="simple" xlink:href="http://zookeeper.apache.org/"><text:span text:style-name="Strong_20_Emphasis"><text:span text:style-name="T31">ZooKeeper™</text:span></text:span></text:a><text:span text:style-name="T31">: A high-performance coordination service for distributed applications.</text:span></text:p>
        </text:list-item>
      </text:list>
      <text:p text:style-name="P20"/>
      <text:p text:style-name="P20"/>
      <text:p text:style-name="P20"/>
      <text:p text:style-name="P20"><text:soft-page-break/></text:p>
      <text:p text:style-name="P8"><text:span text:style-name="T13">Open Source and Developers</text:span></text:p>
      <text:p text:style-name="P4">OSS projects are collaboration opportunities that improve skills and build connections in the field. Developers must be proficient with standard tools of open-source development.</text:p>
      <text:p text:style-name="P4"/>
      <text:list xml:id="list8203646345505893646" text:style-name="L8">
        <text:list-item>
          <text:p text:style-name="P13"><text:span text:style-name="Strong_20_Emphasis"><text:span text:style-name="T14">Communication tools</text:span></text:span><text:span text:style-name="T14"> - Email, real-time messaging, forums, and wikis help developers to find solutions or bounce ideas off each other.</text:span></text:p>
        </text:list-item>
        <text:list-item>
          <text:p text:style-name="P13"><text:span text:style-name="Strong_20_Emphasis"><text:span text:style-name="T14">Distributed revision control systems</text:span></text:span><text:span text:style-name="T14"> - When multiple developers in different geographical locations modify data and files, these systems manage the different versions and updates.</text:span></text:p>
        </text:list-item>
      </text:list>
      <text:list xml:id="list5847452586604023190" text:style-name="L10">
        <text:list-item>
          <text:p text:style-name="P14"><text:span text:style-name="Strong_20_Emphasis"><text:span text:style-name="T14">Bug trackers and task lists</text:span></text:span><text:span text:style-name="T14"> - Allow large-scale projects to monitor issues and keep track of their fixes.</text:span></text:p>
        </text:list-item>
        <text:list-item>
          <text:p text:style-name="P14"><text:span text:style-name="Strong_20_Emphasis"><text:span text:style-name="T14">Testing and debugging tools</text:span></text:span><text:span text:style-name="T14"> - Automate testing during system integration and debug other programs.</text:span></text:p>
        </text:list-item>
      </text:list>
      <text:h text:style-name="P31" text:outline-level="3" text:is-list-header="true"/>
      <text:h text:style-name="P32" text:outline-level="3">Conclusion</text:h>
      <text:p text:style-name="P4">Thousands of open-source projects are alternatives to proprietary software. Work on an OSS project as a pathway to building a career in software development. In addition, programmers can hone their skills by working on the biggest software programs in the world. Facebook, Google, and <text:a xlink:type="simple" xlink:href="https://www.thebalance.com/introduction-to-linkedin-1794572"><text:span text:style-name="T9">LinkedIn</text:span></text:a>release software as Open Source, so developers can share knowledge, innovate solutions and contribute to stable, functional produ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ublico" svg:font-family="Publico, Times, 'Times New Roman', serif"/>
    <style:font-face style:name="Rubik" svg:font-family="Rubik"/>
    <style:font-face style:name="Verdana" svg:font-family="Verdana, Helvetica, sans-serif"/>
    <style:font-face style:name="arial" svg:font-family="arial"/>
    <style:font-face style:name="Times  new roman" svg:font-family="'Times  new roman'"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0:39:05.592279599</meta:creation-date>
    <dc:date>2018-01-19T11:45:53.728789702</dc:date>
    <meta:editing-duration>PT1H1M10S</meta:editing-duration>
    <meta:editing-cycles>2</meta:editing-cycles>
    <meta:generator>LibreOffice/4.2.8.2$Linux_x86 LibreOffice_project/420m0$Build-2</meta:generator>
    <meta:document-statistic meta:table-count="0" meta:image-count="0" meta:object-count="1" meta:page-count="4" meta:paragraph-count="72" meta:word-count="1138" meta:character-count="7445" meta:non-whitespace-character-count="6421"/>
  </office:meta>
</office:document-meta>
</file>